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613cm" fo:min-width="2.28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0.021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5" style:family="graphic" style:parent-style-name="objectwithoutfill">
      <style:graphic-properties draw:stroke="dash" draw:stroke-dash="Fine_20_Dashed"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rsfs10" fo:font-size="32pt" fo:font-style="italic" fo:font-weight="normal" style:font-size-asian="18pt" style:font-size-complex="18pt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rsfs10" fo:font-size="32pt" fo:font-style="italic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5.461cm" svg:x="5.953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937cm" svg:height="5.461cm" svg:x="12.303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7cm" svg:height="1.445cm" svg:x="5.572cm" svg:y="3.032cm">
          <draw:text-box>
            <text:p><text:span text:style-name="T1">R</text:span></text:p>
          </draw:text-box>
        </draw:frame>
        <draw:frame draw:style-name="gr2" draw:text-style-name="P2" draw:layer="layout" svg:width="1.27cm" svg:height="1.445cm" svg:x="15.351cm" svg:y="3.032cm">
          <draw:text-box>
            <text:p><text:span text:style-name="T1">D</text:span></text:p>
          </draw:text-box>
        </draw:frame>
        <draw:custom-shape draw:style-name="gr3" draw:text-style-name="P3" draw:layer="layout" svg:width="0.381cm" svg:height="0.381cm" svg:x="8.139cm" svg:y="5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426cm" svg:y="5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3.526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3.426cm" svg:y="5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4.12cm" svg:height="2.746cm" draw:transform="rotate (2.5535912285929) translate (11.9220053883311cm 7.8229977548546cm)" svg:viewBox="0 0 4121 2747" svg:d="M0 2747c2747 0 4121-2747 4121-2747">
          <text:p/>
        </draw:path>
        <draw:path draw:style-name="gr5" draw:text-style-name="P1" draw:layer="layout" svg:width="4.12cm" svg:height="2.746cm" draw:transform="rotate (0.58800142499689) translate (8.493cm 6.799cm)" svg:viewBox="0 0 4121 2747" svg:d="M4121 2747c-2747 0-4121-2747-4121-2747">
          <text:p/>
        </draw:path>
        <draw:frame draw:style-name="gr6" draw:text-style-name="P5" draw:layer="layout" svg:width="0.68cm" svg:height="0.962cm" svg:x="13.674cm" svg:y="4.94cm">
          <draw:text-box>
            <text:p>d</text:p>
          </draw:text-box>
        </draw:frame>
        <draw:frame draw:style-name="gr7" draw:text-style-name="P5" draw:layer="layout" svg:width="1.171cm" svg:height="0.962cm" svg:x="13.774cm" svg:y="6.34cm">
          <draw:text-box>
            <text:p>d’</text:p>
          </draw:text-box>
        </draw:frame>
        <draw:custom-shape draw:style-name="gr4" draw:text-style-name="P4" draw:layer="layout" svg:width="0.381cm" svg:height="0.381cm" svg:x="7.568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068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714cm" svg:height="0.962cm" svg:x="6.983cm" svg:y="3.98cm">
          <draw:text-box>
            <text:p>r</text:p>
          </draw:text-box>
        </draw:frame>
        <draw:frame draw:style-name="gr9" draw:text-style-name="P5" draw:layer="layout" svg:width="0.879cm" svg:height="0.962cm" svg:x="7.583cm" svg:y="5.08cm">
          <draw:text-box>
            <text:p>r’</text:p>
          </draw:text-box>
        </draw:frame>
        <draw:frame draw:style-name="gr10" draw:text-style-name="P5" draw:layer="layout" svg:width="1.01cm" svg:height="0.962cm" svg:x="7.483cm" svg:y="5.98cm">
          <draw:text-box>
            <text:p>r’’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58:20.606045281</meta:creation-date>
    <dc:date>2020-06-30T18:29:49.751820703</dc:date>
    <meta:editing-duration>PT39M50S</meta:editing-duration>
    <meta:editing-cycles>4</meta:editing-cycles>
    <meta:generator>LibreOffice/6.0.7.3$Linux_X86_64 LibreOffice_project/00m0$Build-3</meta:generator>
    <meta:document-statistic meta:object-count="17"/>
  </office:meta>
</office:document-meta>
</file>